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s://www.zappos.com/women-shoes/CK_XAcABAeICAgEY.zso?s=isNew%2Fdesc%2FproductPopularity%2Fasc%2F" xlink:type="simple">https://www.zappos.com/women-shoes/CK_XAcABAeICAgEY.zso?s=isNew%2Fdesc%2FproductPopularity%2Fasc%2F</text:a></text:p>
          </table:table-cell>
        </table:table-row>
        <table:table-row table:style-name="ro1">
          <table:table-cell office:value-type="string" calcext:value-type="string">
            <text:p><text:a xlink:href="https://www.zappos.com/men-shoes/CK_XAcABAuICAgEY.zso?s=isNew%2Fdesc%2FproductPopularity%2Fasc%2F" xlink:type="simple">https://www.zappos.com/men-shoes/CK_XAcABAuICAgEY.zso?s=isNew%2Fdesc%2FproductPopularity%2Fasc%2F</text:a></text:p>
          </table:table-cell>
        </table:table-row>
        <table:table-row table:style-name="ro1">
          <table:table-cell office:value-type="string" calcext:value-type="string">
            <text:p><text:a xlink:href="https://www.zappos.com/girls-shoes/CK_XAcABA-ICAgEY.zso?s=isNew%2Fdesc%2FproductPopularity%2Fasc%2F" xlink:type="simple">https://www.zappos.com/girls-shoes/CK_XAcABA-ICAgEY.zso?s=isNew%2Fdesc%2FproductPopularity%2Fasc%2F</text:a></text:p>
          </table:table-cell>
        </table:table-row>
        <table:table-row table:style-name="ro1">
          <table:table-cell office:value-type="string" calcext:value-type="string">
            <text:p><text:a xlink:href="https://www.zappos.com/girls-shoes/CK_XAcABA-ICAgEY.zso?s=isNew%2Fdesc%2FproductPopularity%2Fasc%2F" xlink:type="simple">https://www.zappos.com/girls-shoes/CK_XAcABA-ICAgEY.zso?s=isNew%2Fdesc%2FproductPopularity%2Fasc%2F</text:a></text:p>
          </table:table-cell>
        </table:table-row>
        <table:table-row table:style-name="ro1">
          <table:table-cell office:value-type="string" calcext:value-type="string">
            <text:p><text:a xlink:href="https://www.zappos.com/boys-shoes/CK_XAcABBOICAgEY.zso?s=isNew%2Fdesc%2FproductPopularity%2Fasc%2F" xlink:type="simple">https://www.zappos.com/boys-shoes/CK_XAcABBOICAgEY.zso?s=isNew%2Fdesc%2FproductPopularity%2Fasc%2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2:19:47.982419102</meta:creation-date>
    <dc:date>2019-04-29T12:35:14.147251749</dc:date>
    <meta:editing-duration>PT15M24S</meta:editing-duration>
    <meta:editing-cycles>6</meta:editing-cycles>
    <meta:generator>LibreOffice/6.0.7.3$Linux_X86_64 LibreOffice_project/00m0$Build-3</meta:generator>
    <meta:document-statistic meta:table-count="1" meta:cell-count="5" meta:object-count="0"/>
  </office:meta>
</office:document-meta>
</file>